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157983FA7BB2C54CBA6.png" manifest:media-type="image/png"/>
  <manifest:file-entry manifest:full-path="Pictures/100000000000025B0000015AA3D9D4BC9B07E9D1.png" manifest:media-type="image/png"/>
  <manifest:file-entry manifest:full-path="Pictures/100000000000025000000155946CFFD4539FC280.png" manifest:media-type="image/png"/>
  <manifest:file-entry manifest:full-path="Pictures/1000000000000277000001F4959E95A68E2399CE.png" manifest:media-type="image/png"/>
  <manifest:file-entry manifest:full-path="Pictures/100000000000012A0000009F77E444A8FB178FAE.png" manifest:media-type="image/png"/>
  <manifest:file-entry manifest:full-path="Pictures/100002010000024E00000156612B24CB067F92A0.png" manifest:media-type="image/png"/>
  <manifest:file-entry manifest:full-path="Pictures/100002010000024E00000156506E34BB722C632B.png" manifest:media-type="image/png"/>
  <manifest:file-entry manifest:full-path="Pictures/100002010000010F0000009C9D5F601273176BEC.png" manifest:media-type="image/png"/>
  <manifest:file-entry manifest:full-path="Pictures/100000000000025100000157188B853D58DED063.png" manifest:media-type="image/png"/>
  <manifest:file-entry manifest:full-path="Pictures/100000000000025000000155CB14337E6AE66666.png" manifest:media-type="image/png"/>
  <manifest:file-entry manifest:full-path="Pictures/1000000000000253000001587795941313118E02.png" manifest:media-type="image/png"/>
  <manifest:file-entry manifest:full-path="Pictures/100000000000025B00000158AC57D45C95BA6B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4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1" text:anchor-type="paragraph" svg:x="0.471cm" svg:y="-0.148cm" svg:width="7.17cm" svg:height="4.128cm" draw:z-index="10"><draw:image xlink:href="Pictures/100002010000010F0000009C9D5F601273176BEC.png" xlink:type="simple" xlink:show="embed" xlink:actuate="onLoad"/></draw:frame><draw:frame draw:style-name="fr1" draw:name="Image12" text:anchor-type="paragraph" svg:x="9.109cm" svg:y="-0.349cm" svg:width="7.885cm" svg:height="4.207cm" draw:z-index="11"><draw:image xlink:href="Pictures/100000000000012A0000009F77E444A8FB178FAE.png" xlink:type="simple" xlink:show="embed" xlink:actuate="onLoad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2.346cm" svg:y="0.339cm" svg:width="11.753cm" svg:height="6.814cm" draw:z-index="0"><draw:image xlink:href="Pictures/100002010000024E00000156506E34BB722C63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309cm" svg:y="0.434cm" svg:width="11.749cm" svg:height="6.766cm" draw:z-index="1"><draw:image xlink:href="Pictures/100000000000025000000155946CFFD4539FC2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2.323cm" svg:y="0.161cm" svg:width="11.788cm" svg:height="6.833cm" draw:z-index="2"><draw:image xlink:href="Pictures/100002010000024E00000156612B24CB067F92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paragraph" svg:x="2.071cm" svg:y="-0.416cm" svg:width="11.882cm" svg:height="6.872cm" draw:z-index="3"><draw:image xlink:href="Pictures/100000000000025100000157188B853D58DED063.png" xlink:type="simple" xlink:show="embed" xlink:actuate="onLoad"/></draw:frame>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2.044cm" svg:y="0.46cm" svg:width="11.934cm" svg:height="6.874cm" draw:z-index="4"><draw:image xlink:href="Pictures/100000000000025000000155CB14337E6AE66666.png" xlink:type="simple" xlink:show="embed" xlink:actuate="onLoad"/></draw:frame><text:tab/>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1.318cm" svg:y="0.82cm" svg:width="14.143cm" svg:height="11.208cm" draw:z-index="9"><draw:image xlink:href="Pictures/1000000000000277000001F4959E95A68E2399CE.png" xlink:type="simple" xlink:show="embed" xlink:actuate="onLoad"/></draw:frame></text:p>
      <text:p text:style-name="Standard"><draw:frame draw:style-name="fr1" draw:name="Image7" text:anchor-type="paragraph" svg:x="2.782cm" svg:y="-1.489cm" svg:width="11.859cm" svg:height="6.854cm" draw:z-index="8"><draw:image xlink:href="Pictures/1000000000000253000001587795941313118E0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2.739cm" svg:y="0.168cm" svg:width="11.954cm" svg:height="6.817cm" draw:z-index="5"><draw:image xlink:href="Pictures/100000000000025B00000158AC57D45C95BA6B77.png" xlink:type="simple" xlink:show="embed" xlink:actuate="onLoad"/></draw:frame></text:p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2.813cm" svg:y="0.402cm" svg:width="11.8cm" svg:height="6.772cm" draw:z-index="6"><draw:image xlink:href="Pictures/100000000000025B0000015AA3D9D4BC9B07E9D1.png" xlink:type="simple" xlink:show="embed" xlink:actuate="onLoad"/></draw:frame></text:p>
      <text:p text:style-name="Standard"/>
      <text:p text:style-name="Standard"/>
      <text:p text:style-name="Standard"><draw:frame draw:style-name="fr1" draw:name="Image10" text:anchor-type="paragraph" svg:x="2.801cm" svg:y="6.112cm" svg:width="11.904cm" svg:height="6.816cm" draw:z-index="7"><draw:image xlink:href="Pictures/100000000000025700000157983FA7BB2C54CBA6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3:06:47.970620859</meta:creation-date>
    <dc:date>2018-03-31T13:24:46.375017185</dc:date>
    <meta:editing-duration>PT7M48S</meta:editing-duration>
    <meta:editing-cycles>1</meta:editing-cycles>
    <meta:document-statistic meta:table-count="0" meta:image-count="12" meta:object-count="0" meta:page-count="3" meta:paragraph-count="4" meta:word-count="0" meta:character-count="8" meta:non-whitespace-character-count="0"/>
    <meta:generator>LibreOffice/5.1.6.2$Linux_X86_64 LibreOffice_project/10m0$Build-2</meta:generator>
  </office:meta>
</office:document-meta>
</file>